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257cm" svg:y1="14.891cm" svg:x2="17.257cm" svg:y2="14.891cm">
            <text:p/>
          </draw:line>
          <draw:line draw:style-name="gr2" draw:text-style-name="P1" draw:layer="layout" svg:x1="5.756cm" svg:y1="14.793cm" svg:x2="5.756cm" svg:y2="14.992cm">
            <text:p/>
          </draw:line>
          <draw:line draw:style-name="gr2" draw:text-style-name="P1" draw:layer="layout" svg:x1="6.257cm" svg:y1="14.793cm" svg:x2="6.257cm" svg:y2="14.992cm">
            <text:p/>
          </draw:line>
          <draw:line draw:style-name="gr2" draw:text-style-name="P1" draw:layer="layout" svg:x1="6.757cm" svg:y1="14.793cm" svg:x2="6.757cm" svg:y2="14.992cm">
            <text:p/>
          </draw:line>
          <draw:line draw:style-name="gr2" draw:text-style-name="P1" draw:layer="layout" svg:x1="7.258cm" svg:y1="14.793cm" svg:x2="7.258cm" svg:y2="14.992cm">
            <text:p/>
          </draw:line>
          <draw:line draw:style-name="gr2" draw:text-style-name="P1" draw:layer="layout" svg:x1="7.757cm" svg:y1="14.692cm" svg:x2="7.757cm" svg:y2="15.092cm">
            <text:p/>
          </draw:line>
          <draw:line draw:style-name="gr2" draw:text-style-name="P1" draw:layer="layout" svg:x1="8.258cm" svg:y1="14.793cm" svg:x2="8.258cm" svg:y2="14.992cm">
            <text:p/>
          </draw:line>
          <draw:line draw:style-name="gr2" draw:text-style-name="P1" draw:layer="layout" svg:x1="8.757cm" svg:y1="14.793cm" svg:x2="8.757cm" svg:y2="14.992cm">
            <text:p/>
          </draw:line>
          <draw:line draw:style-name="gr2" draw:text-style-name="P1" draw:layer="layout" svg:x1="9.258cm" svg:y1="14.793cm" svg:x2="9.258cm" svg:y2="14.992cm">
            <text:p/>
          </draw:line>
          <draw:line draw:style-name="gr2" draw:text-style-name="P1" draw:layer="layout" svg:x1="9.757cm" svg:y1="14.793cm" svg:x2="9.757cm" svg:y2="14.992cm">
            <text:p/>
          </draw:line>
          <draw:line draw:style-name="gr2" draw:text-style-name="P1" draw:layer="layout" svg:x1="10.256cm" svg:y1="14.692cm" svg:x2="10.256cm" svg:y2="15.092cm">
            <text:p/>
          </draw:line>
          <draw:line draw:style-name="gr2" draw:text-style-name="P1" draw:layer="layout" svg:x1="10.757cm" svg:y1="14.793cm" svg:x2="10.757cm" svg:y2="14.992cm">
            <text:p/>
          </draw:line>
          <draw:line draw:style-name="gr2" draw:text-style-name="P1" draw:layer="layout" svg:x1="11.256cm" svg:y1="14.793cm" svg:x2="11.256cm" svg:y2="14.992cm">
            <text:p/>
          </draw:line>
          <draw:line draw:style-name="gr2" draw:text-style-name="P1" draw:layer="layout" svg:x1="11.757cm" svg:y1="14.793cm" svg:x2="11.757cm" svg:y2="14.992cm">
            <text:p/>
          </draw:line>
          <draw:line draw:style-name="gr2" draw:text-style-name="P1" draw:layer="layout" svg:x1="12.256cm" svg:y1="14.793cm" svg:x2="12.256cm" svg:y2="14.992cm">
            <text:p/>
          </draw:line>
          <draw:line draw:style-name="gr2" draw:text-style-name="P1" draw:layer="layout" svg:x1="12.757cm" svg:y1="14.692cm" svg:x2="12.757cm" svg:y2="15.092cm">
            <text:p/>
          </draw:line>
          <draw:line draw:style-name="gr2" draw:text-style-name="P1" draw:layer="layout" svg:x1="13.257cm" svg:y1="14.793cm" svg:x2="13.257cm" svg:y2="14.992cm">
            <text:p/>
          </draw:line>
          <draw:line draw:style-name="gr2" draw:text-style-name="P1" draw:layer="layout" svg:x1="13.757cm" svg:y1="14.793cm" svg:x2="13.757cm" svg:y2="14.992cm">
            <text:p/>
          </draw:line>
          <draw:line draw:style-name="gr2" draw:text-style-name="P1" draw:layer="layout" svg:x1="14.257cm" svg:y1="14.793cm" svg:x2="14.257cm" svg:y2="14.992cm">
            <text:p/>
          </draw:line>
          <draw:line draw:style-name="gr2" draw:text-style-name="P1" draw:layer="layout" svg:x1="14.758cm" svg:y1="14.793cm" svg:x2="14.758cm" svg:y2="14.992cm">
            <text:p/>
          </draw:line>
          <draw:line draw:style-name="gr2" draw:text-style-name="P1" draw:layer="layout" svg:x1="15.257cm" svg:y1="14.692cm" svg:x2="15.257cm" svg:y2="15.092cm">
            <text:p/>
          </draw:line>
          <draw:line draw:style-name="gr2" draw:text-style-name="P1" draw:layer="layout" svg:x1="15.758cm" svg:y1="14.793cm" svg:x2="15.758cm" svg:y2="14.992cm">
            <text:p/>
          </draw:line>
          <draw:line draw:style-name="gr2" draw:text-style-name="P1" draw:layer="layout" svg:x1="16.257cm" svg:y1="14.793cm" svg:x2="16.257cm" svg:y2="14.992cm">
            <text:p/>
          </draw:line>
          <draw:line draw:style-name="gr2" draw:text-style-name="P1" draw:layer="layout" svg:x1="16.758cm" svg:y1="14.793cm" svg:x2="16.758cm" svg:y2="14.992cm">
            <text:p/>
          </draw:line>
          <draw:line draw:style-name="gr2" draw:text-style-name="P1" draw:layer="layout" svg:x1="5.257cm" svg:y1="14.692cm" svg:x2="5.257cm" svg:y2="15.092cm">
            <text:p/>
          </draw:line>
          <draw:frame draw:style-name="gr3" draw:text-style-name="P3" draw:layer="layout" svg:width="0.705cm" svg:height="0.624cm" svg:x="4.932cm" svg:y="15.05cm">
            <draw:text-box>
              <text:p text:style-name="P2"><text:span text:style-name="T1">0</text:span></text:p>
            </draw:text-box>
          </draw:frame>
          <draw:frame draw:style-name="gr3" draw:text-style-name="P3" draw:layer="layout" svg:width="0.705cm" svg:height="0.624cm" svg:x="7.431cm" svg:y="15.05cm">
            <draw:text-box>
              <text:p text:style-name="P2"><text:span text:style-name="T1">1</text:span></text:p>
            </draw:text-box>
          </draw:frame>
          <draw:frame draw:style-name="gr3" draw:text-style-name="P3" draw:layer="layout" svg:width="0.705cm" svg:height="0.624cm" svg:x="9.933cm" svg:y="15.05cm">
            <draw:text-box>
              <text:p text:style-name="P2"><text:span text:style-name="T1">2</text:span></text:p>
            </draw:text-box>
          </draw:frame>
          <draw:frame draw:style-name="gr3" draw:text-style-name="P3" draw:layer="layout" svg:width="0.705cm" svg:height="0.624cm" svg:x="12.432cm" svg:y="15.05cm">
            <draw:text-box>
              <text:p text:style-name="P2"><text:span text:style-name="T1">3</text:span></text:p>
            </draw:text-box>
          </draw:frame>
          <draw:frame draw:style-name="gr3" draw:text-style-name="P3" draw:layer="layout" svg:width="0.705cm" svg:height="0.624cm" svg:x="14.931cm" svg:y="15.05cm">
            <draw:text-box>
              <text:p text:style-name="P2"><text:span text:style-name="T1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31:12.603096753</meta:creation-date>
    <dc:date>2018-05-03T13:31:55.921621949</dc:date>
    <meta:editing-duration>PT43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